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use-window-font-color="true" style:font-name="Helvetica" fo:font-size="12pt" style:font-size-asian="12pt"/>
    </style:style>
    <style:style style:name="P3" style:family="paragraph" style:parent-style-name="Standard" style:master-page-name="Standard">
      <style:paragraph-properties style:page-number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T1" style:family="text">
      <style:text-properties style:use-window-font-color="true" style:font-name="Helvetica" fo:font-size="12pt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&lt;Simulation&gt;</text:span></text:p>
      <text:p text:style-name="P2"/>
      <text:p text:style-name="P1"><text:span text:style-name="T1">    &lt;Compound name="robots"&gt;</text:span></text:p>
      <text:p text:style-name="P1"><text:span text:style-name="T1">        &lt;Body ref="Nao" name="robot1"&gt;</text:span></text:p>
      <text:p text:style-name="P1"><text:span text:style-name="T1">            &lt;Translation x="3.0" y="-3" z="320mm"/&gt;</text:span></text:p>
      <text:p text:style-name="P1"><text:span text:style-name="T1">            &lt;Rotation z="77.6192441163degree"/&gt;</text:span></text:p>
      <text:p text:style-name="P1"><text:span text:style-name="T1">        &lt;/Body&gt;</text:span></text:p>
      <text:p text:style-name="P1"><text:span text:style-name="T1">        &lt;Body ref="Nao" name="robot2"&gt;</text:span></text:p>
      <text:p text:style-name="P1"><text:span text:style-name="T1">            &lt;Translation x="2.0" y="-3" z="320mm"/&gt;</text:span></text:p>
      <text:p text:style-name="P1"><text:span text:style-name="T1">            &lt;Rotation z="65.1363023585degree"/&gt;</text:span></text:p>
      <text:p text:style-name="P1"><text:span text:style-name="T1">        &lt;/Body&gt;</text:span></text:p>
      <text:p text:style-name="P1"><text:span text:style-name="T1">        &lt;Body ref="Nao" name="robot3"&gt;</text:span></text:p>
      <text:p text:style-name="P1"><text:span text:style-name="T1">            &lt;Translation x="1.0" y="-3" z="320mm"/&gt;</text:span></text:p>
      <text:p text:style-name="P1"><text:span text:style-name="T1">            &lt;Rotation z="108.43495322058degree"/&gt;</text:span></text:p>
      <text:p text:style-name="P1"><text:span text:style-name="T1">        &lt;/Body&gt;</text:span></text:p>
      <text:p text:style-name="P1"><text:span text:style-name="T1">        &lt;Body ref="Nao" name="robot4"&gt;</text:span></text:p>
      <text:p text:style-name="P1"><text:span text:style-name="T1">            &lt;Translation x="1.0" y="3" z="320mm"/&gt;</text:span></text:p>
      <text:p text:style-name="P1"><text:span text:style-name="T1">            &lt;Rotation z="-108.4349518degree"/&gt;</text:span></text:p>
      <text:p text:style-name="P1"><text:span text:style-name="T1">        &lt;/Body&gt;</text:span></text:p>
      <text:p text:style-name="P1"><text:span text:style-name="T1">        &lt;Body ref="Nao" name="robot5"&gt;</text:span></text:p>
      <text:p text:style-name="P1"><text:span text:style-name="T1">            &lt;Translation x="2.0" y="3" z="320mm"/&gt;</text:span></text:p>
      <text:p text:style-name="P1"><text:span text:style-name="T1">            &lt;Rotation z="-65.1363023585degree"/&gt;</text:span></text:p>
      <text:p text:style-name="P1"><text:span text:style-name="T1">        &lt;/Body&gt;</text:span></text:p>
      <text:p text:style-name="P1"><text:span text:style-name="T1">    &lt;/Compound&gt;</text:span></text:p>
      <text:p text:style-name="P2"/>
      <text:p text:style-name="P1"><text:span text:style-name="T1">    &lt;Compound name="extras"&gt;</text:span></text:p>
      <text:p text:style-name="P1"><text:span text:style-name="T1">        &lt;Body ref="NaoDummy" name="robot7"&gt;</text:span></text:p>
      <text:p text:style-name="P1"><text:span text:style-name="T1">            &lt;Translation x="-2" y="0.4" z="320mm"/&gt;</text:span></text:p>
      <text:p text:style-name="P1"><text:span text:style-name="T1">            &lt;Set name="NaoColor" value="dblue"/&gt;</text:span></text:p>
      <text:p text:style-name="P1"><text:span text:style-name="T1">        &lt;/Body&gt;</text:span></text:p>
      <text:p text:style-name="P1"><text:span text:style-name="T1">        &lt;Body ref="NaoDummy" name="robot8"&gt;</text:span></text:p>
      <text:p text:style-name="P1"><text:span text:style-name="T1">            &lt;Translation x="-1.5" y="-0.9" z="320mm"/&gt;</text:span></text:p>
      <text:p text:style-name="P1"><text:span text:style-name="T1">            &lt;Set name="NaoColor" value="dblue"/&gt;</text:span></text:p>
      <text:p text:style-name="P1"><text:span text:style-name="T1">        &lt;/Body&gt;</text:span></text:p>
      <text:p text:style-name="P1"><text:span text:style-name="T1">        &lt;Body ref="NaoDummy" name="robot9"&gt;</text:span></text:p>
      <text:p text:style-name="P1"><text:span text:style-name="T1">            &lt;Translation x="-1.1" y="1.3" z="320mm"/&gt;</text:span></text:p>
      <text:p text:style-name="P1"><text:span text:style-name="T1">            &lt;Set name="NaoColor" value="dblue"/&gt;</text:span></text:p>
      <text:p text:style-name="P1"><text:span text:style-name="T1">        &lt;/Body&gt;</text:span></text:p>
      <text:p text:style-name="P1"><text:span text:style-name="T1">        &lt;Body ref="NaoDummy" name="robot10"&gt;</text:span></text:p>
      <text:p text:style-name="P1"><text:span text:style-name="T1">            &lt;Translation x="-0.9" z="320mm"/&gt;</text:span></text:p>
      <text:p text:style-name="P1"><text:span text:style-name="T1">            &lt;Set name="NaoColor" value="dblue"/&gt;</text:span></text:p>
      <text:p text:style-name="P1"><text:span text:style-name="T1">        &lt;/Body&gt;</text:span></text:p>
      <text:p text:style-name="P1"><text:span text:style-name="T1">        &lt;Body ref="NaoDummy" name="robot11"&gt;</text:span></text:p>
      <text:p text:style-name="P1"><text:span text:style-name="T1">            &lt;Translation x="-4.5" z="320mm"/&gt;</text:span></text:p>
      <text:p text:style-name="P1"><text:span text:style-name="T1">            &lt;Set name="NaoColor" value="dblue"/&gt;</text:span></text:p>
      <text:p text:style-name="P1"><text:soft-page-break/><text:span text:style-name="T1">        &lt;/Body&gt;</text:span></text:p>
      <text:p text:style-name="P1"><text:span text:style-name="T1">    &lt;/Compound&gt;</text:span></text:p>
      <text:p text:style-name="P2"/>
      <text:p text:style-name="P1"><text:span text:style-name="T1">&lt;/Simulation&gt;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&lt;Simulation&gt;</text:span></text:p>
      <text:p text:style-name="P1"><text:span text:style-name="T1"/></text:p>
      <text:p text:style-name="P1"><text:span text:style-name="T1"><text:s text:c="2"/>&lt;Compound name="robots"&gt;</text:span></text:p>
      <text:p text:style-name="P1"><text:span text:style-name="T1"><text:s text:c="4"/>&lt;Body ref="Nao" name="robot1"&gt;</text:span></text:p>
      <text:p text:style-name="P1"><text:span text:style-name="T1"><text:s text:c="6"/>&lt;Translation x="0.5" y="-0.5" z="320mm"/&gt; <text:s text:c="5"/></text:span></text:p>
      <text:p text:style-name="P1"><text:span text:style-name="T1"><text:s text:c="6"/>&lt;Rotation z="150degree"/&gt;</text:span></text:p>
      <text:p text:style-name="P1"><text:span text:style-name="T1"><text:s text:c="4"/>&lt;/Body&gt;</text:span></text:p>
      <text:p text:style-name="P1"><text:span text:style-name="T1"><text:s text:c="4"/>&lt;Body ref="Nao" name="robot3"&gt;</text:span></text:p>
      <text:p text:style-name="P1"><text:span text:style-name="T1"><text:s text:c="6"/>&lt;Translation x="1.7" y="2.0" z="320mm"/&gt;</text:span></text:p>
      <text:p text:style-name="P1"><text:span text:style-name="T1"><text:s text:c="6"/>&lt;Rotation z="180degree"/&gt;</text:span></text:p>
      <text:p text:style-name="P1"><text:span text:style-name="T1"><text:s text:c="4"/>&lt;/Body&gt;</text:span></text:p>
      <text:p text:style-name="P1"><text:span text:style-name="T1"><text:s text:c="2"/>&lt;/Compound&gt;</text:span></text:p>
      <text:p text:style-name="P1"><text:span text:style-name="T1"><text:s text:c="2"/></text:span></text:p>
      <text:p text:style-name="P1"><text:span text:style-name="T1"><text:s text:c="2"/>&lt;Compound name="extras"&gt;</text:span></text:p>
      <text:p text:style-name="P1"><text:span text:style-name="T1"><text:s text:c="2"/>&lt;/Compound&gt;</text:span></text:p>
      <text:p text:style-name="P1"><text:span text:style-name="T1"/></text:p>
      <text:p text:style-name="P1"><text:span text:style-name="T1">&lt;/Simulation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0T12:58:36.011615590</dc:date>
    <meta:editing-duration>PT1M9S</meta:editing-duration>
    <meta:editing-cycles>1</meta:editing-cycles>
    <meta:document-statistic meta:table-count="0" meta:image-count="0" meta:object-count="0" meta:page-count="2" meta:paragraph-count="61" meta:word-count="139" meta:character-count="2002" meta:non-whitespace-character-count="1451"/>
    <meta:generator>LibreOffice/6.4.7.2$Linux_X86_64 LibreOffice_project/40$Build-2</meta:generator>
  </office:meta>
</office:document-meta>
</file>